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8" table:number-rows-spanned="1">
            <text:p>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 col[2]['ct'], ho['name'], 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8-31T16:37:52</dc:date>
    <dc:creator>phuoc </dc:creator>
    <meta:editing-duration>PT45S</meta:editing-duration>
    <meta:editing-cycles>12</meta:editing-cycles>
    <meta:document-statistic meta:table-count="3" meta:cell-count="14" meta:object-count="0"/>
  </office:meta>
</office:document-meta>
</file>